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EBC000011B627892C98.svm"/>
  <manifest:file-entry manifest:media-type="" manifest:full-path="Pictures/2000000700002935000011B6ABCA030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1" style:family="table-row">
      <style:table-row-properties style:row-height="0.642cm"/>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F1" style:family="table-cell">
      <style:table-cell-properties style:vertical-align="middle" fo:padding="0.097cm" fo:border="0.002cm solid #000000"/>
    </style:style>
    <style:style style:name="P1" style:family="paragraph" style:parent-style-name="Footer">
      <style:text-properties fo:font-size="10pt" fo:font-style="italic" style:font-size-asian="10pt" style:font-style-asian="italic" style:font-size-complex="10pt" style:font-style-complex="italic"/>
    </style:style>
    <style:style style:name="P2" style:family="paragraph" style:parent-style-name="Standard">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3" style:family="paragraph" style:parent-style-name="Standard">
      <style:paragraph-properties fo:background-color="#ffffe6">
        <style:background-image/>
      </style:paragraph-properties>
      <style:text-properties style:font-name="Arial" fo:font-size="6pt" fo:background-color="transparent" style:font-size-asian="6pt" style:font-size-complex="6pt"/>
    </style:style>
    <style:style style:name="P4" style:family="paragraph" style:parent-style-name="Standard">
      <style:paragraph-properties fo:background-color="#ffffe6">
        <style:background-image/>
      </style:paragraph-properties>
      <style:text-properties style:font-name="Arial" fo:background-color="transparent"/>
    </style:style>
    <style:style style:name="P5" style:family="paragraph" style:parent-style-name="Table_20_Contents">
      <style:paragraph-properties fo:text-align="start" style:justify-single-word="false" fo:background-color="#ffffe6">
        <style:background-image/>
      </style:paragraph-properties>
      <style:text-properties style:font-name="Arial" fo:font-size="10pt" fo:background-color="transparent" style:font-size-asian="10pt" style:font-size-complex="10pt"/>
    </style:style>
    <style:style style:name="P6" style:family="paragraph" style:parent-style-name="Table_20_Contents">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7" style:family="paragraph" style:parent-style-name="Horizontal_20_Line">
      <style:paragraph-properties fo:background-color="#ffffe6">
        <style:background-image/>
      </style:paragraph-properties>
      <style:text-properties style:font-name="Arial"/>
    </style:style>
    <style:style style:name="P8" style:family="paragraph" style:parent-style-name="Text_20_body">
      <style:text-properties style:font-name="DejaVu Sans2"/>
    </style:style>
    <style:style style:name="P9" style:family="paragraph" style:parent-style-name="Text_20_body">
      <style:text-properties style:font-name="Arial"/>
    </style:style>
    <style:style style:name="P10" style:family="paragraph" style:parent-style-name="Text_20_body">
      <style:text-properties style:font-name="Arial" fo:font-size="6pt" style:font-size-asian="5.25pt" style:font-size-complex="6pt"/>
    </style:style>
    <style:style style:name="P11" style:family="paragraph" style:parent-style-name="Text_20_body">
      <style:paragraph-properties fo:background-color="transparent">
        <style:background-image/>
      </style:paragraph-properties>
      <style:text-properties style:font-name="Arial" fo:font-size="6pt" style:font-size-asian="5.25pt" style:font-size-complex="6pt"/>
    </style:style>
    <style:style style:name="P12" style:family="paragraph" style:parent-style-name="Text_20_body">
      <style:paragraph-properties fo:background-color="#e6e6ff">
        <style:background-image/>
      </style:paragraph-properties>
      <style:text-properties style:font-name="Arial" fo:font-size="6pt" style:font-size-asian="5.25pt" style:font-size-complex="6pt"/>
    </style:style>
    <style:style style:name="P13" style:family="paragraph" style:parent-style-name="Horizontal_20_Line">
      <style:paragraph-properties fo:background-color="#e6e6ff">
        <style:background-image/>
      </style:paragraph-properties>
      <style:text-properties style:font-name="Arial"/>
    </style:style>
    <style:style style:name="P14" style:family="paragraph" style:parent-style-name="Title">
      <style:paragraph-properties fo:margin-top="0cm" fo:margin-bottom="0.203cm" fo:background-color="#ffffe6">
        <style:background-image/>
      </style:paragraph-properties>
      <style:text-properties style:font-name="Arial"/>
    </style:style>
    <style:style style:name="P15" style:family="paragraph" style:parent-style-name="Text_20_body">
      <style:paragraph-properties fo:background-color="#ffff99">
        <style:background-image/>
      </style:paragraph-properties>
      <style:text-properties style:font-name="Arial"/>
    </style:style>
    <style:style style:name="P16" style:family="paragraph" style:parent-style-name="Heading_20_3">
      <style:text-properties style:font-name="Arial"/>
    </style:style>
    <style:style style:name="P17" style:family="paragraph" style:parent-style-name="Heading_20_3">
      <style:paragraph-properties fo:text-align="center" style:justify-single-word="false"/>
      <style:text-properties style:font-name="Arial"/>
    </style:style>
    <style:style style:name="P18" style:family="paragraph" style:parent-style-name="Heading_20_3">
      <style:paragraph-properties fo:background-color="transparent">
        <style:background-image/>
      </style:paragraph-properties>
      <style:text-properties style:font-name="Arial"/>
    </style:style>
    <style:style style:name="P19" style:family="paragraph" style:parent-style-name="Heading_20_3">
      <style:paragraph-properties fo:background-color="#e6e6ff">
        <style:background-image/>
      </style:paragraph-properties>
      <style:text-properties style:font-name="Arial"/>
    </style:style>
    <style:style style:name="P20" style:family="paragraph" style:parent-style-name="Text_20_body">
      <style:text-properties style:font-name="Arial"/>
    </style:style>
    <style:style style:name="P21" style:family="paragraph" style:parent-style-name="Text_20_body">
      <style:paragraph-properties fo:background-color="#ffff99">
        <style:background-image/>
      </style:paragraph-properties>
      <style:text-properties style:font-name="Arial"/>
    </style:style>
    <style:style style:name="P22" style:family="paragraph" style:parent-style-name="Text_20_body" style:list-style-name="L1">
      <style:paragraph-properties fo:background-color="#ffff99">
        <style:background-image/>
      </style:paragraph-properties>
      <style:text-properties style:font-name="Arial"/>
    </style:style>
    <style:style style:name="P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4" style:family="paragraph">
      <style:paragraph-properties fo:text-align="start"/>
      <style:text-properties style:text-line-through-style="none" style:font-name="Arial" fo:font-size="12pt" fo:font-style="normal" style:text-underline-style="none" fo:font-weight="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10pt" style:font-size-asian="10pt" style:font-size-complex="10pt"/>
    </style:style>
    <style:style style:name="T4" style:family="text">
      <style:text-properties style:font-name="Arial"/>
    </style:style>
    <style:style style:name="T5"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ccffff"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INF" form:control-implementation="ooo:com.sun.star.form.component.CheckBox" xml:id="control1" form:id="control1" form:label="INF"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TRUC" form:control-implementation="ooo:com.sun.star.form.component.CheckBox" xml:id="control2" form:id="control2" form:label="STRUC"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PUZ" form:control-implementation="ooo:com.sun.star.form.component.CheckBox" xml:id="control3" form:id="control3" form:label="PUZ"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OC" form:control-implementation="ooo:com.sun.star.form.component.CheckBox" xml:id="control4" form:id="control4" form:label="SO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SE" form:control-implementation="ooo:com.sun.star.form.component.CheckBox" xml:id="control5" form:id="control5" form:label="U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LG" form:control-implementation="ooo:com.sun.star.form.component.CheckBox" xml:id="control6" form:id="control6" form:label="ALG"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ebras Bingo Mug" text:name="Title"/>
        <text:user-field-decl office:value-type="string" office:string-value="2013-XY-01" text:name="TaskID"/>
        <text:user-field-decl office:value-type="float" office:value="2012" text:name=""/>
      </text:user-field-decls>
      <text:p text:style-name="P14"><office:annotation><dc:creator>Ivo Blöchliger</dc:creator><dc:date>2014-03-02T08:01:40.41</dc:date><text:p text:style-name="P23"><text:span text:style-name="T5">To hide these comments, disable them in the menu:</text:span></text:p><text:p text:style-name="P23"><text:span text:style-name="T5">View → Comments</text:span></text:p></office:annotation><text:file-name text:display="name">2015-NL-01-EN</text:file-name> <text:user-field-get text:name="Title">Bebras Bingo Mug</text:user-field-get></text:p>
      <table:table table:name="Table1" table:style-name="Table1">
        <table:table-column table:style-name="Table1.A" table:number-columns-repeated="5"/>
        <table:table-row>
          <table:table-cell table:style-name="Table1.A1" office:value-type="string">
            <text:p text:style-name="P5">0 <text:drop-down text:name=""><text:label text:value="----"/><text:label text:value="easy"/><text:label text:value="medium"/><text:label text:value="hard"/>----</text:drop-down><office:annotation><dc:creator>Ivo Blöchliger</dc:creator><dc:date>2014-03-02T07:59:42.42</dc:date><text:p text:style-name="P23"><text:span text:style-name="T5">Age groups in biological age:</text:span></text:p><text:p text:style-name="P23"><text:span text:style-name="T5">0: 8-10 years</text:span></text:p><text:p text:style-name="P23"><text:span text:style-name="T5">I: 10-12 years</text:span></text:p><text:p text:style-name="P23"><text:span text:style-name="T5">II: 12-14 years</text:span></text:p><text:p text:style-name="P23"><text:span text:style-name="T5">III: 14-16 years</text:span></text:p><text:p text:style-name="P23"><text:span text:style-name="T5">IV: 16-19 years</text:span></text:p></office:annotation></text:p>
          </table:table-cell>
          <table:table-cell table:style-name="Table1.A1" office:value-type="string">
            <text:p text:style-name="P5">I: <text:drop-down text:name=""><text:label text:value="----"/><text:label text:value="easy"/><text:label text:value="medium"/><text:label text:current-selected="true" text:value="hard"/>hard</text:drop-down></text:p>
          </table:table-cell>
          <table:table-cell table:style-name="Table1.A1" office:value-type="string">
            <text:p text:style-name="P5">II: <text:drop-down text:name=""><text:label text:value="----"/><text:label text:value="easy"/><text:label text:current-selected="true" text:value="medium"/><text:label text:value="hard"/>medium</text:drop-down></text:p>
          </table:table-cell>
          <table:table-cell table:style-name="Table1.A1" office:value-type="string">
            <text:p text:style-name="P5">III: <text:drop-down text:name=""><text:label text:value="----"/><text:label text:current-selected="true" text:value="easy"/><text:label text:value="medium"/><text:label text:value="hard"/>easy</text:drop-down></text:p>
          </table:table-cell>
          <table:table-cell table:style-name="Table1.E1" office:value-type="string">
            <text:p text:style-name="P5">IV: <text:drop-down text:name=""><text:label text:value="----"/><text:label text:value="easy"/><text:label text:value="medium"/><text:label text:value="hard"/>----</text:drop-down></text:p>
          </table:table-cell>
        </table:table-row>
      </table:table>
      <table:table table:name="Table2" table:style-name="Table2">
        <table:table-column table:style-name="Table2.A" table:number-columns-repeated="5"/>
        <table:table-column table:style-name="Table2.F"/>
        <table:table-row table:style-name="Table2.1">
          <table:table-cell table:style-name="Table2.A1" office:value-type="string">
            <text:p text:style-name="P6"><text:s/><draw:control text:anchor-type="as-char" svg:y="-0.351cm" draw:z-index="5" draw:style-name="gr1" draw:text-style-name="P24" svg:width="2.271cm" svg:height="0.313cm" draw:control="control6"/></text:p>
          </table:table-cell>
          <table:table-cell table:style-name="Table2.A1" office:value-type="string">
            <text:p text:style-name="P2"><draw:control text:anchor-type="as-char" svg:y="0.051cm" draw:z-index="0" draw:style-name="gr1" draw:text-style-name="P24" svg:width="2.271cm" svg:height="0.313cm" draw:control="control1"/></text:p>
          </table:table-cell>
          <table:table-cell table:style-name="Table2.A1" office:value-type="string">
            <text:p text:style-name="P2"><draw:control text:anchor-type="as-char" svg:y="-0.014cm" draw:z-index="1" draw:style-name="gr1" draw:text-style-name="P24" svg:width="2.271cm" svg:height="0.313cm" draw:control="control2"/></text:p>
          </table:table-cell>
          <table:table-cell table:style-name="Table2.A1" office:value-type="string">
            <text:p text:style-name="P2"><draw:control text:anchor-type="as-char" svg:y="-0.009cm" draw:z-index="2" draw:style-name="gr1" draw:text-style-name="P24" svg:width="2.271cm" svg:height="0.313cm" draw:control="control3"/></text:p>
          </table:table-cell>
          <table:table-cell table:style-name="Table2.A1" office:value-type="string">
            <text:p text:style-name="P2"><draw:control text:anchor-type="as-char" svg:y="0.004cm" draw:z-index="3" draw:style-name="gr1" draw:text-style-name="P24" svg:width="2.271cm" svg:height="0.313cm" draw:control="control4"/></text:p>
          </table:table-cell>
          <table:table-cell table:style-name="Table2.F1" office:value-type="string">
            <text:p text:style-name="P2"><draw:control text:anchor-type="as-char" svg:y="0.025cm" draw:z-index="4" draw:style-name="gr1" draw:text-style-name="P24" svg:width="2.271cm" svg:height="0.313cm" draw:control="control5"/></text:p>
          </table:table-cell>
        </table:table-row>
      </table:table>
      <text:section text:style-name="Sect1" text:name="Body">
        <text:p text:style-name="P3"/>
        <text:p text:style-name="P4"><text:span text:style-name="T3">Answer Type: </text:span><text:span text:style-name="T3"><text:drop-down text:name=""><text:label text:value="Click to choose!"/><text:label text:value="Multiple Choice"/><text:label text:current-selected="true" text:value="Open Integer"/><text:label text:value="Open Text"/><text:label text:value="Select image"/><text:label text:value="Interactive"/>Open Integer</text:drop-down></text:span><text:span text:style-name="T3"> <text:s/>Mandatory for: </text:span><text:span text:style-name="T3"><text:drop-down text:name=""><text:label text:current-selected="true" text:value="none"/><text:label text:value="Group I"/><text:label text:value="Group II"/><text:label text:value="Group III"/><text:label text:value="Group IV"/><text:label text:value="All"/>none</text:drop-down></text:span></text:p>
        <text:p text:style-name="P7"/>
        <text:h text:style-name="P18" text:outline-level="3">Body</text:h>
      </text:section>
      <text:p text:style-name="P11"/>
      <text:p text:style-name="P9">Bebras Bingo is played on a kind of mug. If a number is called, a player can place a cross through the number. Five crosses on a line, horizontally, vertically of diagonally, means a win.</text:p>
      <text:section text:style-name="Sect1" text:name="Question" text:protected="true">
        <text:h text:style-name="P16" text:outline-level="3"/>
        <text:h text:style-name="P16" text:outline-level="3">Question</text:h>
        <text:p text:style-name="P10"/>
      </text:section>
      <text:p text:style-name="P9"><draw:frame draw:style-name="fr1" draw:name="graphics1" text:anchor-type="paragraph" svg:width="7.869cm" svg:height="4.533cm" draw:z-index="6"><draw:image xlink:href="Pictures/2000000700001EBC000011B627892C98.svm" xlink:type="simple" xlink:show="embed" xlink:actuate="onLoad"/></draw:frame></text:p>
      <text:p text:style-name="P9"/>
      <text:p text:style-name="P9">How many different lines with 3 crosses are on the mug?</text:p>
      <text:p text:style-name="P9"/>
      <text:p text:style-name="P9">Enter your answer: ________</text:p>
      <text:section text:style-name="Sect1" text:name="Answer" text:protected="true">
        <text:h text:style-name="P16" text:outline-level="3"/>
        <text:h text:style-name="P16" text:outline-level="3">Answer</text:h>
        <text:p text:style-name="P10"/>
      </text:section>
      <text:p text:style-name="P9">The number is 2.</text:p>
      <text:p text:style-name="P9"/>
      <text:p text:style-name="P9"><draw:frame draw:style-name="fr1" draw:name="graphics2" text:anchor-type="paragraph" svg:width="10.55cm" svg:height="4.533cm" draw:z-index="7"><draw:image xlink:href="Pictures/2000000700002935000011B6ABCA030C.svm" xlink:type="simple" xlink:show="embed" xlink:actuate="onLoad"/></draw:frame></text:p>
      <text:section text:style-name="Sect2" text:name="Explanation" text:protected="true">
        <text:p text:style-name="P13"><office:annotation><dc:creator>Ivo Blöchliger</dc:creator><dc:date>2013-01-04T16:50:39.45</dc:date><text:p text:style-name="P23"><text:span text:style-name="T5">This must all fit on the first page. If it does not, your <text:s/>task is too long.</text:span></text:p></office:annotation></text:p>
        <text:h text:style-name="P19" text:outline-level="3">Explanation</text:h>
        <text:p text:style-name="P12"/>
      </text:section>
      <text:p text:style-name="P15">In order to solve this, you will have to unfold the mug. The easiest way to do this, is to copy all bu one columns and to places them next to the table. Then you can find all rows of five.</text:p>
      <text:section text:style-name="Sect2" text:name="It's informatics" text:protected="true">
        <text:h text:style-name="P19" text:outline-level="3"/>
        <text:h text:style-name="P19" text:outline-level="3">It's informatics</text:h>
        <text:p text:style-name="P12"/>
      </text:section>
      <text:p text:style-name="P15"><text:soft-page-break/>The problem of this question is that you need to transform the input in order to find the lines. Representing the surface of the cylinder on a plane and copying a part of the table next to itself are means to perform this. Information on a spatial structure like a cylinder is hard to model in a computer program.</text:p>
      <text:p text:style-name="P15"/>
      <text:section text:style-name="Sect1" text:name="Keywords" text:protected="true">
        <text:h text:style-name="P19" text:outline-level="3"/>
        <text:h text:style-name="P19" text:outline-level="3">Keywords</text:h>
        <text:p text:style-name="P12"/>
      </text:section>
      <text:p text:style-name="P15">Cylinder</text:p>
      <text:p text:style-name="P15">Plane</text:p>
      <text:p text:style-name="P15">Table</text:p>
      <text:section text:style-name="Sect1" text:name="Websites" text:protected="true">
        <text:h text:style-name="P19" text:outline-level="3"/>
        <text:h text:style-name="P19" text:outline-level="3">Websites</text:h>
        <text:p text:style-name="P12"/>
      </text:section>
      <text:p text:style-name="P15"><text:a xlink:type="simple" xlink:href="http://geokov.com/education/map-projection.aspx" text:style-name="Internet_20_link" text:visited-style-name="Visited_20_Internet_20_Link">http://geokov.com/education/map-projection.aspx</text:a></text:p>
      <text:p text:style-name="P15"/>
      <text:section text:style-name="Sect1" text:name="Wording" text:protected="true">
        <text:p text:style-name="P13"/>
        <text:h text:style-name="P17" text:outline-level="3">Internal Use</text:h>
        <text:h text:style-name="P16" text:outline-level="3">Wording</text:h>
        <text:p text:style-name="P10"/>
      </text:section>
      <text:p text:style-name="P15"><text:span text:style-name="T2">Mug is short for a cylinder</text:span></text:p>
      <text:p text:style-name="P15"><text:span text:style-name="T2">A line is a sequence of five different cells on the mug (in one direction)</text:span></text:p>
      <text:section text:style-name="Sect1" text:name="Comments" text:protected="true">
        <text:h text:style-name="P16" text:outline-level="3"/>
        <text:h text:style-name="P16" text:outline-level="3">Comments</text:h>
        <text:p text:style-name="P10"/>
      </text:section>
      <text:p text:style-name="P15">Willem van der Vegt, <text:a xlink:type="simple" xlink:href="mailto:w.van.der.vegt@windesheim.nl" text:style-name="Internet_20_link" text:visited-style-name="Visited_20_Internet_20_Link">w.van.der.vegt@windesheim.nl</text:a> 13-04-2015</text:p>
      <text:section text:style-name="Sect1" text:name="Graphics" text:protected="true">
        <text:h text:style-name="P16" text:outline-level="3"/>
        <text:h text:style-name="P16" text:outline-level="3">Graphics</text:h>
      </text:section>
      <text:p text:style-name="P9">Home made and to be improved</text:p>
      <text:p text:style-name="P9"/>
      <text:p text:style-name="P9"/>
      <text:section text:style-name="Sect1" text:name="Files" text:protected="true">
        <text:h text:style-name="P16" text:outline-level="3"/>
        <text:h text:style-name="P16" text:outline-level="3">Files</text:h>
        <text:p text:style-name="P10"/>
      </text:section>
      <text:p text:style-name="P9">All additional files for this task (graphics, scripts, etc.)</text:p>
      <text:section text:style-name="Sect1" text:name="this file">
        <text:section text:style-name="Sect1" text:name="thisfile">
          <text:p text:style-name="P9"><text:file-name text:display="name-and-extension">2015-NL-01-EN.odt</text:file-name> (this file)</text:p>
          <text:p text:style-name="P9">2015-NL-01-question.png</text:p>
          <text:p text:style-name="P9">2015-NL-01-ans.png</text:p>
        </text:section>
        <text:p text:style-name="P15"/>
      </text:section>
      <text:section text:style-name="Sect1" text:name="Authorship" text:protected="true">
        <text:h text:style-name="P16" text:outline-level="3"/>
        <text:h text:style-name="P16" text:outline-level="3">Authorship</text:h>
        <text:p text:style-name="P10"/>
      </text:section>
      <text:p text:style-name="P15">List all authors who have contributed to this Document, <text:span text:style-name="T1">with e-mail</text:span> and country.</text:p>
      <text:p text:style-name="P15"/>
      <text:section text:style-name="Sect1" text:name="License" text:protected="true">
        <text:h text:style-name="P16" text:outline-level="3"/>
        <text:h text:style-name="P16" text:outline-level="3">License</text:h>
        <text:p text:style-name="P10"/>
        <text:p text:style-name="P8"><text:span text:style-name="T4">Copyright © 2014 Bebras – International Contest on Informatics and Computer Fluency. This work is licensed under a Creative Commons Attribution-NonCommercial-ShareAlike 3.0 Unported License (CC BY-NC-SA 3.0). Visit: </text:span><text:a xlink:type="simple" xlink:href="http://creativecommons.org/licenses/by-sa/3.0/" text:style-name="Internet_20_link" text:visited-style-name="Visited_20_Internet_20_Link"><text:span text:style-name="T4">http://creativecommons.org/licenses/by-sa-sa/3.0/</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cm" fo:margin-bottom="0cm" fo:background-color="transparent">
        <style:background-image/>
      </style:paragraph-properties>
      <style:text-properties style:font-name="DejaVu Sans1" fo:font-size="13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fo:background-color="#ffffe6">
        <style:background-image/>
      </style:paragraph-properties>
      <style:text-properties style:font-name="DejaVu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user-field-decls>
          <text:user-field-decl office:value-type="string" office:string-value="Bebras Bingo Mug" text:name="Title"/>
        </text:user-field-decls>
        <text:section text:style-name="MSect1" text:name="Footer" text:protected="true">
          <text:p text:style-name="MP1"><text:user-field-get text:name="Title">Bebras Bingo Mug</text:user-field-get> <text:file-name text:display="name">2015-NL-01-EN</text:file-name>, Last saved <text:modification-date style:data-style-name="N84">2015-04-13</text:modification-date> at <text:modification-time style:data-style-name="N41">15:34:31</text:modification-time> by <text:creator>Willem van der Vegt</text:creator></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vo Blöchliger</meta:initial-creator>
    <meta:creation-date>2013-01-04T15:16:24</meta:creation-date>
    <dc:date>2015-04-13T15:34:31.21</dc:date>
    <meta:editing-duration>PT9H9M3S</meta:editing-duration>
    <meta:editing-cycles>40</meta:editing-cycles>
    <meta:generator>OpenOffice/4.1.0$Win32 OpenOffice.org_project/410m18$Build-9764</meta:generator>
    <dc:creator>Willem van der Vegt</dc:creator>
    <meta:document-statistic meta:table-count="2" meta:image-count="2" meta:object-count="0" meta:page-count="2" meta:paragraph-count="49" meta:word-count="304" meta:character-count="1880"/>
  </office:meta>
</office:document-meta>
</file>